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30663" officeooo:paragraph-rsid="00030663"/>
    </style:style>
    <style:style style:name="P2" style:family="paragraph" style:parent-style-name="Standard">
      <style:paragraph-properties fo:text-align="center" style:justify-single-word="false"/>
      <style:text-properties fo:font-size="16pt" officeooo:rsid="00030663" officeooo:paragraph-rsid="0003066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0663" officeooo:paragraph-rsid="00030663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TP4 : Calculatrice</text:p>
      <text:p text:style-name="P3"/>
      <text:p text:style-name="P3">L’ensemble des exercices obligatoires sont fonctionnels. </text:p>
      <text:p text:style-name="P3">Les calculs ayant comme résultat des nombres réels sont possibles cependant nous n’avons pas réussi à mettre en place la prise en compte de nombre réels dans notre Lexème. </text:p>
      <text:p text:style-name="P3">Des messages clairs sont présents à l’aide de la fonction « <text:span text:style-name="T1">printf()</text:span> » nous permettant de comprendre l’origine de l’erreur dans le calcul demandé dans le fichier d’entré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0663" officeooo:paragraph-rsid="000306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 élèves :</text:p>
        <text:p text:style-name="MP1">BERTRAMOND Camille<text:tab/>COLLOMB Sullivan<text:tab/>FOURNOUT Nicol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20:38:05.684000000</meta:creation-date>
    <dc:date>2021-03-21T21:18:54.532000000</dc:date>
    <meta:editing-duration>PT10M28S</meta:editing-duration>
    <meta:editing-cycles>1</meta:editing-cycles>
    <meta:document-statistic meta:table-count="0" meta:image-count="0" meta:object-count="0" meta:page-count="1" meta:paragraph-count="6" meta:word-count="77" meta:character-count="495" meta:non-whitespace-character-count="422"/>
    <meta:generator>LibreOffice/7.0.4.2$Windows_X86_64 LibreOffice_project/dcf040e67528d9187c66b2379df5ea4407429775</meta:generator>
  </office:meta>
</office:document-meta>
</file>